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1800000018BDF8A076.png" manifest:media-type="image/png"/>
  <manifest:file-entry manifest:full-path="Pictures/100000010000001800000018820D5D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P1" style:family="paragraph" style:parent-style-name="Heading_20_1">
      <style:text-properties officeooo:rsid="00287fe0" officeooo:paragraph-rsid="00287fe0"/>
    </style:style>
    <style:style style:name="P2" style:family="paragraph" style:parent-style-name="Text_20_body">
      <style:text-properties officeooo:rsid="00287fe0" officeooo:paragraph-rsid="00287fe0"/>
    </style:style>
    <style:style style:name="P3" style:family="paragraph" style:parent-style-name="Standard">
      <style:text-properties officeooo:rsid="000a46c4" officeooo:paragraph-rsid="000a46c4"/>
    </style:style>
    <style:style style:name="P4" style:family="paragraph" style:parent-style-name="Standard">
      <style:text-properties officeooo:paragraph-rsid="000a46c4"/>
    </style:style>
    <style:style style:name="P5" style:family="paragraph" style:parent-style-name="Table_20_Contents">
      <style:text-properties officeooo:rsid="000c9b2b" officeooo:paragraph-rsid="000c9b2b"/>
    </style:style>
    <style:style style:name="P6" style:family="paragraph" style:parent-style-name="Standard">
      <style:text-properties officeooo:rsid="0019ccb9" officeooo:paragraph-rsid="0019ccb9"/>
    </style:style>
    <style:style style:name="P7" style:family="paragraph" style:parent-style-name="Standard">
      <style:text-properties officeooo:rsid="001044a6" officeooo:paragraph-rsid="0019ccb9"/>
    </style:style>
    <style:style style:name="P8" style:family="paragraph" style:parent-style-name="Standard">
      <style:text-properties officeooo:rsid="002104d8" officeooo:paragraph-rsid="002104d8"/>
    </style:style>
    <style:style style:name="P9" style:family="paragraph" style:parent-style-name="Standard">
      <style:text-properties officeooo:rsid="00174135" officeooo:paragraph-rsid="00174135"/>
    </style:style>
    <style:style style:name="P10" style:family="paragraph" style:parent-style-name="Standard">
      <style:text-properties officeooo:rsid="000c9b2b" officeooo:paragraph-rsid="00174135"/>
    </style:style>
    <style:style style:name="P11" style:family="paragraph" style:parent-style-name="Standard">
      <style:text-properties officeooo:rsid="000c9b2b" officeooo:paragraph-rsid="000c9b2b"/>
    </style:style>
    <style:style style:name="P12" style:family="paragraph" style:parent-style-name="Table_20_Contents">
      <style:text-properties officeooo:rsid="000df450" officeooo:paragraph-rsid="000df450"/>
    </style:style>
    <style:style style:name="P13" style:family="paragraph" style:parent-style-name="Standard">
      <style:text-properties officeooo:rsid="000e8e14" officeooo:paragraph-rsid="000e8e14"/>
    </style:style>
    <style:style style:name="P14" style:family="paragraph" style:parent-style-name="Standard">
      <style:text-properties officeooo:rsid="000c9b2b" officeooo:paragraph-rsid="000e8e14"/>
    </style:style>
    <style:style style:name="P15" style:family="paragraph" style:parent-style-name="Table_20_Contents">
      <style:text-properties officeooo:paragraph-rsid="000e8e14"/>
    </style:style>
    <style:style style:name="P16" style:family="paragraph" style:parent-style-name="Table_20_Contents">
      <style:text-properties officeooo:rsid="000df450" officeooo:paragraph-rsid="000e8e14"/>
    </style:style>
    <style:style style:name="P17" style:family="paragraph" style:parent-style-name="Standard">
      <style:text-properties officeooo:rsid="00123139" officeooo:paragraph-rsid="00123139"/>
    </style:style>
    <style:style style:name="P18" style:family="paragraph" style:parent-style-name="Standard">
      <style:text-properties officeooo:rsid="00123139" officeooo:paragraph-rsid="00174135"/>
    </style:style>
    <style:style style:name="P19" style:family="paragraph" style:parent-style-name="Standard" style:list-style-name="L1">
      <style:text-properties officeooo:rsid="0013aff1" officeooo:paragraph-rsid="0013aff1"/>
    </style:style>
    <style:style style:name="P20" style:family="paragraph" style:parent-style-name="Standard" style:list-style-name="L1">
      <style:text-properties officeooo:rsid="00146b71" officeooo:paragraph-rsid="00146b71"/>
    </style:style>
    <style:style style:name="P21" style:family="paragraph" style:parent-style-name="Standard" style:list-style-name="L1">
      <style:text-properties officeooo:paragraph-rsid="00146b71"/>
    </style:style>
    <style:style style:name="P22" style:family="paragraph" style:parent-style-name="Standard" style:list-style-name="L1">
      <style:text-properties officeooo:rsid="0015f59b" officeooo:paragraph-rsid="0015f59b"/>
    </style:style>
    <style:style style:name="P23" style:family="paragraph" style:parent-style-name="Standard">
      <style:text-properties officeooo:paragraph-rsid="0013aff1"/>
    </style:style>
    <style:style style:name="P24" style:family="paragraph" style:parent-style-name="Standard">
      <style:text-properties officeooo:rsid="00130c5a" officeooo:paragraph-rsid="00174135"/>
    </style:style>
    <style:style style:name="P25" style:family="paragraph" style:parent-style-name="Standard">
      <style:text-properties officeooo:rsid="0013aff1" officeooo:paragraph-rsid="00174135"/>
    </style:style>
    <style:style style:name="P26" style:family="paragraph" style:parent-style-name="Standard" style:list-style-name="L2">
      <style:text-properties officeooo:rsid="0013aff1" officeooo:paragraph-rsid="0013aff1"/>
    </style:style>
    <style:style style:name="P27" style:family="paragraph" style:parent-style-name="Standard">
      <style:text-properties officeooo:rsid="0013aff1" officeooo:paragraph-rsid="0013aff1"/>
    </style:style>
    <style:style style:name="P28" style:family="paragraph" style:parent-style-name="Standard">
      <style:text-properties officeooo:rsid="001b1af2" officeooo:paragraph-rsid="001b1af2"/>
    </style:style>
    <style:style style:name="P29" style:family="paragraph" style:parent-style-name="Standard">
      <style:text-properties officeooo:rsid="001b3ccb" officeooo:paragraph-rsid="001b3ccb"/>
    </style:style>
    <style:style style:name="P30" style:family="paragraph" style:parent-style-name="Heading_20_2">
      <style:text-properties officeooo:paragraph-rsid="001f928f"/>
    </style:style>
    <style:style style:name="T1" style:family="text">
      <style:text-properties officeooo:rsid="000a46c4"/>
    </style:style>
    <style:style style:name="T2" style:family="text">
      <style:text-properties officeooo:rsid="0020d1d5"/>
    </style:style>
    <style:style style:name="T3" style:family="text">
      <style:text-properties officeooo:rsid="00174135"/>
    </style:style>
    <style:style style:name="T4" style:family="text">
      <style:text-properties officeooo:rsid="000b12fe"/>
    </style:style>
    <style:style style:name="T5" style:family="text">
      <style:text-properties officeooo:rsid="0021486d"/>
    </style:style>
    <style:style style:name="T6" style:family="text">
      <style:text-properties officeooo:rsid="00275884"/>
    </style:style>
    <style:style style:name="T7" style:family="text">
      <style:text-properties officeooo:rsid="001881e6"/>
    </style:style>
    <style:style style:name="T8" style:family="text">
      <style:text-properties officeooo:rsid="00232ce0"/>
    </style:style>
    <style:style style:name="T9" style:family="text">
      <style:text-properties officeooo:rsid="00244206"/>
    </style:style>
    <style:style style:name="T10" style:family="text">
      <style:text-properties officeooo:rsid="0025c6d1"/>
    </style:style>
    <style:style style:name="T11" style:family="text">
      <style:text-properties officeooo:rsid="000df450"/>
    </style:style>
    <style:style style:name="T12" style:family="text">
      <style:text-properties officeooo:rsid="00227ebb"/>
    </style:style>
    <style:style style:name="T13" style:family="text">
      <style:text-properties officeooo:rsid="00130c5a"/>
    </style:style>
    <style:style style:name="T14" style:family="text">
      <style:text-properties officeooo:rsid="0013aff1"/>
    </style:style>
    <style:style style:name="T15" style:family="text">
      <style:text-properties officeooo:rsid="00146b71"/>
    </style:style>
    <style:style style:name="T16" style:family="text">
      <style:text-properties officeooo:rsid="00123139"/>
    </style:style>
    <style:style style:name="T17" style:family="text">
      <style:text-properties officeooo:rsid="001b3ccb"/>
    </style:style>
    <style:style style:name="T18" style:family="text">
      <style:text-properties officeooo:rsid="001e5c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urusTLS</text:h>
      <text:p text:style-name="P2">Copyright (c) 2024 TaurusTLS Developers</text:p>
      <text:p text:style-name="P2">All Rights Reserved</text:p>
      <text:h text:style-name="Heading_20_2" text:outline-level="2">General Information</text:h>
      <text:p text:style-name="P3"/>
      <text:p text:style-name="P4"><text:span text:style-name="T1">TaurusTLS</text:span> <text:span text:style-name="T1">is a</text:span>n attempt to make OpenSSL 1.1.1 and OpenSSL 3.x compatible support for Indy - Internet Direct. <text:s/><text:span text:style-name="T1">It provides headers for OpenSSL 1.1.1 and </text:span><text:span text:style-name="T2">OpenSSL </text:span><text:span text:style-name="T1">3x plus two components for Delphi and C++Builder. <text:s/>Those components are:</text:span></text:p>
      <text:p text:style-name="P4"/>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5">Component Name</text:p>
          </table:table-cell>
          <table:table-cell table:style-name="Table1.C1" office:value-type="string">
            <text:p text:style-name="P5">Functionality</text:p>
          </table:table-cell>
        </table:table-row>
        <table:table-row>
          <table:table-cell table:style-name="Table1.A2" office:value-type="string">
            <text:p text:style-name="Table_20_Contents"><draw:frame draw:style-name="fr1" draw:name="Image1" text:anchor-type="char" svg:width="0.2445in" svg:height="0.2445in" draw:z-index="0"><draw:image xlink:href="Pictures/100000010000001800000018BDF8A076.png" xlink:type="simple" xlink:show="embed" xlink:actuate="onLoad" draw:mime-type="image/png"/></draw:frame></text:p>
          </table:table-cell>
          <table:table-cell table:style-name="Table1.A2" office:value-type="string">
            <text:p text:style-name="Table_20_Contents">TTaurusTLSIOHandlerSocket</text:p>
          </table:table-cell>
          <table:table-cell table:style-name="Table1.C2" office:value-type="string">
            <text:p text:style-name="Table_20_Contents">enabl<text:span text:style-name="T1">es</text:span> TLS in a TIdTCPClientCustom descendant. </text:p>
          </table:table-cell>
        </table:table-row>
        <table:table-row>
          <table:table-cell table:style-name="Table1.A2" office:value-type="string">
            <text:p text:style-name="Table_20_Contents"><draw:frame draw:style-name="fr1" draw:name="Image2" text:anchor-type="char" svg:width="0.2311in" svg:height="0.2311in" draw:z-index="1"><draw:image xlink:href="Pictures/100000010000001800000018820D5DF2.png" xlink:type="simple" xlink:show="embed" xlink:actuate="onLoad" draw:mime-type="image/png"/></draw:frame></text:p>
          </table:table-cell>
          <table:table-cell table:style-name="Table1.A2" office:value-type="string">
            <text:p text:style-name="Table_20_Contents">TTaurusTLSServerIOHandler</text:p>
          </table:table-cell>
          <table:table-cell table:style-name="Table1.C2" office:value-type="string">
            <text:p text:style-name="Table_20_Contents">enabl<text:span text:style-name="T1">es</text:span> TLS in a TIdCustomTCPServer descendant</text:p>
          </table:table-cell>
        </table:table-row>
      </table:table>
      <text:p text:style-name="P3"/>
      <text:p text:style-name="P3">Both components are in the TaurusTLS.<text:span text:style-name="T3">pas</text:span> <text:span text:style-name="T4">unit and the components are available on the IDE palette page, “TaurusTLS”.</text:span></text:p>
      <text:h text:style-name="Heading_20_2" text:outline-level="2">License</text:h>
      <text:p text:style-name="P6"/>
      <text:p text:style-name="P7">TaurusTLS is dual licensed. You can review which license better suits your needs, and use that license. You can even change your mind later if you have previously chosen one.</text:p>
      <text:p text:style-name="P7"/>
      <text:p text:style-name="P8">The TaurusTLS Modified BSD license is a very no nonsense license that allows you to do almost anything you want with TaurusTLS provided you provide proper attribution. <text:s/>Details are available in the Modified_BSD_LICENSE.md file included in the with this source-code.</text:p>
      <text:p text:style-name="P8"><text:s/></text:p>
      <text:p text:style-name="P8">To make it easier and consistent for JEDI users, we also offer an MPL license v1.1. <text:s/>Details are available in the LICENSE_MPL_1_1.txt <text:span text:style-name="T5">file included with this source-code.</text:span></text:p>
      <text:h text:style-name="Heading_20_2" text:outline-level="2">Deploying Your Applications</text:h>
      <text:p text:style-name="P9"/>
      <text:p text:style-name="P10">TaurusTLS does require OpenSSL 1.1.1 or OpenSSL 3.x. <text:s/>On MacOS <text:span text:style-name="T3">and Linux, OpenSSL is usually installed by default. <text:s/></text:span><text:span text:style-name="T6">We</text:span><text:span text:style-name="T7"> recommend that developers document this requirement in case users need to install updated versions of OpenSSL.</text:span></text:p>
      <text:p text:style-name="P10"/>
      <text:p text:style-name="P10">On Windows, OpenSSL is not installed by default so you have to redistribute it along with your software. <text:s text:c="2"/>You can choose to either deploy OpenSSL 1.1.1 or an OpenSSL 3.x version. <text:s/><text:span text:style-name="T8">As of this writing, th</text:span><text:span text:style-name="T9">e 3.x versions are</text:span><text:span text:style-name="T8"> 3.0.15, </text:span><text:span text:style-name="T10">3.1.7, </text:span><text:span text:style-name="T8">3.2.3, 3.3.2, and 3.4.0.</text:span> <text:s/>Pre-compiled .DLL’s for these <text:soft-page-break/>versions are available at <text:a xlink:type="simple" xlink:href="https://github.com/JPeterMugaas/TaurusTLS/tree/main/OpenSSL-Binaries" text:style-name="Internet_20_link" text:visited-style-name="Visited_20_Internet_20_Link">https://github.com/JPeterMugaas/TaurusTLS/tree/main/OpenSSL-Binaries</text:a> . <text:s/><text:span text:style-name="T11">For Win32 applications, you need to redistribute the following:</text:span></text:p>
      <text:p text:style-name="P11"/>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P12">OpenSSL 1.1.1</text:p>
          </table:table-cell>
          <table:table-cell table:style-name="Table2.A1" office:value-type="string">
            <text:p text:style-name="P12">OpenSSL 3.x</text:p>
          </table:table-cell>
        </table:table-row>
        <table:table-row>
          <table:table-cell table:style-name="Table2.A1" office:value-type="string">
            <text:p text:style-name="P12">Cryptolib .library DLL</text:p>
          </table:table-cell>
          <table:table-cell table:style-name="Table2.A1" office:value-type="string">
            <text:p text:style-name="Table_20_Contents">libcrypto-1_1.dll</text:p>
          </table:table-cell>
          <table:table-cell table:style-name="Table2.A1" office:value-type="string">
            <text:p text:style-name="Table_20_Contents">libcrypto-3.dll</text:p>
          </table:table-cell>
        </table:table-row>
        <table:table-row>
          <table:table-cell table:style-name="Table2.A1" office:value-type="string">
            <text:p text:style-name="P12">SSL library DLL <text:s/>This requires the above Cryptolib .DLL.</text:p>
          </table:table-cell>
          <table:table-cell table:style-name="Table2.A1" office:value-type="string">
            <text:p text:style-name="Table_20_Contents">libssl-1_1.dll</text:p>
          </table:table-cell>
          <table:table-cell table:style-name="Table2.A1" office:value-type="string">
            <text:p text:style-name="Table_20_Contents">libssl-3.dll</text:p>
          </table:table-cell>
        </table:table-row>
        <table:table-row>
          <table:table-cell table:style-name="Table2.A1" office:value-type="string">
            <text:p text:style-name="P12">OpenSSL program that provides many OpenSSL capabilities on the command line. <text:s/>I recommend that developers install this so users can use it to create Certificate requests, Self-Signed Certificates, and probably other things.</text:p>
          </table:table-cell>
          <table:table-cell table:style-name="Table2.A1" table:number-columns-spanned="2" office:value-type="string">
            <text:p text:style-name="P12">openssl.exe</text:p>
            <text:p text:style-name="P12"/>
          </table:table-cell>
          <table:covered-table-cell/>
        </table:table-row>
      </table:table>
      <text:p text:style-name="P11"/>
      <text:p text:style-name="P13">For Win64 applications, you need to redistribute the following:</text:p>
      <text:p text:style-name="P14"/>
      <table:table table:name="Table3" table:style-name="Table3">
        <table:table-column table:style-name="Table3.A" table:number-columns-repeated="3"/>
        <table:table-row>
          <table:table-cell table:style-name="Table3.A1" office:value-type="string">
            <text:p text:style-name="P15"/>
          </table:table-cell>
          <table:table-cell table:style-name="Table3.A1" office:value-type="string">
            <text:p text:style-name="P16">OpenSSL 1.1.1</text:p>
          </table:table-cell>
          <table:table-cell table:style-name="Table3.A1" office:value-type="string">
            <text:p text:style-name="P16">OpenSSL 3.x</text:p>
          </table:table-cell>
        </table:table-row>
        <table:table-row>
          <table:table-cell table:style-name="Table3.A1" office:value-type="string">
            <text:p text:style-name="P16">Cryptolib .library DLL</text:p>
          </table:table-cell>
          <table:table-cell table:style-name="Table3.A1" office:value-type="string">
            <text:p text:style-name="P15">libcrypto-1_1-x64.dll</text:p>
          </table:table-cell>
          <table:table-cell table:style-name="Table3.A1" office:value-type="string">
            <text:p text:style-name="P15">libcrypto-3-x64.dll</text:p>
          </table:table-cell>
        </table:table-row>
        <table:table-row>
          <table:table-cell table:style-name="Table3.A1" office:value-type="string">
            <text:p text:style-name="P16">SSL library DLL <text:s/>This requires the above Cryptolib .DLL.</text:p>
          </table:table-cell>
          <table:table-cell table:style-name="Table3.A1" office:value-type="string">
            <text:p text:style-name="P15">libssl-1_1-x64.dll</text:p>
          </table:table-cell>
          <table:table-cell table:style-name="Table3.A1" office:value-type="string">
            <text:p text:style-name="P15">libssl-3-x64.dll</text:p>
          </table:table-cell>
        </table:table-row>
        <table:table-row>
          <table:table-cell table:style-name="Table3.A1" office:value-type="string">
            <text:p text:style-name="P16">OpenSSL program that provides many OpenSSL capabilities on the command line. <text:s/><text:span text:style-name="T12">We</text:span> recommend that developers install this so users can use it to create Certificate requests, Self-Signed Certificates, and probably other things.</text:p>
          </table:table-cell>
          <table:table-cell table:style-name="Table3.A1" table:number-columns-spanned="2" office:value-type="string">
            <text:p text:style-name="P16">openssl.exe</text:p>
            <text:p text:style-name="P16"/>
          </table:table-cell>
          <table:covered-table-cell/>
        </table:table-row>
      </table:table>
      <text:h text:style-name="Heading_20_2" text:outline-level="2">Demo Programs</text:h>
      <text:p text:style-name="P17"/>
      <text:p text:style-name="P17">Taurus TLS includes 2 demo programs. <text:s/></text:p>
      <text:h text:style-name="Heading_20_3" text:outline-level="3">\TaurusTLS\src\demos\FTPServer\TaurusFTPServer.dproj <text:s/></text:h>
      <text:p text:style-name="P18"/>
      <text:p text:style-name="P18">This is a FTP Server with TLS enabled <text:span text:style-name="T13">that runs in the Windows console</text:span>. <text:s/><text:span text:style-name="T14">This program has been tested with the following FTP clients:</text:span></text:p>
      <text:list text:style-name="L1">
        <text:list-item>
          <text:p text:style-name="P19">WS<text:span text:style-name="T15">_FTP Professional - </text:span><text:a xlink:type="simple" xlink:href="https://www.progress.com/resources/papers/ws-ftp-pro-data-sheet" text:style-name="Internet_20_link" text:visited-style-name="Visited_20_Internet_20_Link"><text:span text:style-name="T15">https://www.progress.com/resources/papers/ws-ftp-pro-data-sheet</text:span></text:a></text:p>
        </text:list-item>
        <text:list-item>
          <text:p text:style-name="P20">SmartFTP - <text:a xlink:type="simple" xlink:href="https://www.smartftp.com/en-us/" text:style-name="Internet_20_link" text:visited-style-name="Visited_20_Internet_20_Link">https://www.smartftp.com/en-us/</text:a></text:p>
        </text:list-item>
        <text:list-item>
          <text:p text:style-name="P21"><text:span text:style-name="T15">WinSCP - </text:span><text:a xlink:type="simple" xlink:href="https://winscp.net/eng/index.php" text:style-name="Internet_20_link" text:visited-style-name="Visited_20_Internet_20_Link"><text:span text:style-name="T15">https://winscp.net/eng/index.php</text:span></text:a></text:p>
        </text:list-item>
        <text:list-item>
          <text:p text:style-name="P22">FileZilla - <text:a xlink:type="simple" xlink:href="https://filezilla-project.org/" text:style-name="Internet_20_link" text:visited-style-name="Visited_20_Internet_20_Link">https://filezilla-project.org/</text:a></text:p>
        </text:list-item>
      </text:list>
      <text:p text:style-name="P23"><text:span text:style-name="T16">This program requires a certificate to run. <text:s/>Instructions for creating a self-signed certificate are available at </text:span><text:a xlink:type="simple" xlink:href="https://www.baeldung.com/openssl-self-signed-cert" text:style-name="Internet_20_link" text:visited-style-name="Visited_20_Internet_20_Link"><text:span text:style-name="T16">https://www.baeldung.com/openssl-self-signed-cert</text:span></text:a><text:span text:style-name="T16"> . <text:s/>You then need to create a server.ini file in the executable directory that enables the certificate that has the following lines:</text:span></text:p>
      <text:p text:style-name="P17"/>
      <text:p text:style-name="Preformatted_20_Text">[Certificate]</text:p>
      <text:p text:style-name="Preformatted_20_Text">CertificateFile=[path to your public certificate file]</text:p>
      <text:p text:style-name="Preformatted_20_Text">KeyFile=[path to your private SSL key]</text:p>
      <text:p text:style-name="Preformatted_20_Text"><text:soft-page-break/>Password=[password for your private SSL key]</text:p>
      <text:h text:style-name="Heading_20_3" text:outline-level="3">TaurusTLS\demos\TaurusFTPClient\TaurusFTPClient.dproj <text:s/></text:h>
      <text:p text:style-name="P24"/>
      <text:p text:style-name="P25">This is a fully-functional FTP client that is multi threaded using the VCL Framework. <text:s text:c="2"/>It has been tested with the following servers:</text:p>
      <text:list text:style-name="L2">
        <text:list-item>
          <text:p text:style-name="P26">CompleteFTP - <text:a xlink:type="simple" xlink:href="https://enterprisedt.com/products/completeftp/" text:style-name="Internet_20_link" text:visited-style-name="Visited_20_Internet_20_Link">https://enterprisedt.com/products/completeftp/</text:a></text:p>
        </text:list-item>
        <text:list-item>
          <text:p text:style-name="P26">RaidenFTPD - <text:a xlink:type="simple" xlink:href="https://www.raidenftpd.com/" text:style-name="Internet_20_link" text:visited-style-name="Visited_20_Internet_20_Link">https://www.raidenftpd.com/</text:a></text:p>
        </text:list-item>
        <text:list-item>
          <text:p text:style-name="P26">Xlight FTP Server - <text:a xlink:type="simple" xlink:href="https://www.xlightftpd.com/" text:style-name="Internet_20_link" text:visited-style-name="Visited_20_Internet_20_Link">https://www.xlightftpd.com/</text:a></text:p>
        </text:list-item>
      </text:list>
      <text:p text:style-name="P27">No special configuration is required and the program generates it’s own INI files for storing FTP server information and default settings. <text:s/><text:span text:style-name="T3">You may need to configure the program if you have a firewall/proxy setup or are behind a NAT and wish to use PORT transfers.</text:span></text:p>
      <text:h text:style-name="Heading_20_1" text:outline-level="1">Credits</text:h>
      <text:p text:style-name="P28"/>
      <text:h text:style-name="Heading_20_2" text:outline-level="2">Tony Whyman</text:h>
      <text:p text:style-name="P29"/>
      <text:p text:style-name="P29">for providing the OpenSSL headers that TaurusTLS is based upon</text:p>
      <text:h text:style-name="P30" text:outline-level="2"><text:s/><text:span text:style-name="T17">Chad Z. Hower (Kudzu) and the Indy Pit Crew</text:span></text:h>
      <text:p text:style-name="P29"/>
      <text:p text:style-name="P29">author of the original code that was modified to create TaurusTLS.</text:p>
      <text:h text:style-name="Heading_20_1" text:outline-level="1">Third Party <text:span text:style-name="T18">Notices</text:span></text:h>
      <text:p text:style-name="P29"/>
      <text:p text:style-name="P29">Portions of this software are Copyright (c) 1993 – 2018, Chad Z. Hower </text:p>
      <text:p text:style-name="P29">(Kudzu) and the Indy Pit Crew – http://www.IndyProject.org/</text:p>
      <text:p text:style-name="P29"/>
      <text:p text:style-name="P29">Redistributions of source code must retain the above copyright notice, this list of conditions and the following disclaimer.</text:p>
      <text:p text:style-name="P29"/>
      <text:p text:style-name="P29">1) Redistributions in binary form must reproduce the above copyright notice, this list of conditions and the following disclaimer in the documentation, about box and/or other materials provided with the distribution.</text:p>
      <text:p text:style-name="P29"/>
      <text:p text:style-name="P29">2) No personal names or organizations names associated with the Indy project may be used to endorse or promote products derived from this software without specific prior written permission of the specific individual or organization.</text:p>
      <text:p text:style-name="P29"/>
      <text:p text:style-name="P29">THIS SOFTWARE IS PROVIDED BY Chad Z. Hower (Kudzu) and the Indy Pit Crew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text:soft-page-break/>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0T03:47:32.050000000</meta:creation-date>
    <dc:date>2024-10-30T17:47:54.157000000</dc:date>
    <meta:editing-duration>PT2H34M17S</meta:editing-duration>
    <meta:editing-cycles>20</meta:editing-cycles>
    <meta:generator>LibreOffice/24.8.2.1$Windows_X86_64 LibreOffice_project/0f794b6e29741098670a3b95d60478a65d05ef13</meta:generator>
    <meta:document-statistic meta:table-count="3" meta:image-count="2" meta:object-count="0" meta:page-count="4" meta:paragraph-count="72" meta:word-count="846" meta:character-count="5961" meta:non-whitespace-character-count="5160"/>
  </office:meta>
</office:document-meta>
</file>